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e7da" officeooo:paragraph-rsid="0011e7da"/>
    </style:style>
    <style:style style:name="P2" style:family="paragraph" style:parent-style-name="Standard">
      <style:text-properties officeooo:rsid="0011e7da" officeooo:paragraph-rsid="0017baef"/>
    </style:style>
    <style:style style:name="P3" style:family="paragraph" style:parent-style-name="Standard">
      <style:text-properties fo:font-weight="bold" officeooo:rsid="0011e7da" officeooo:paragraph-rsid="0011e7da" style:font-weight-asian="bold" style:font-weight-complex="bold"/>
    </style:style>
    <style:style style:name="P4" style:family="paragraph" style:parent-style-name="Standard">
      <style:text-properties fo:font-size="14pt" fo:font-weight="bold" officeooo:rsid="0011e7da" officeooo:paragraph-rsid="0017baef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rsid="0017baef" officeooo:paragraph-rsid="0017baef"/>
    </style:style>
    <style:style style:name="P6" style:family="paragraph" style:parent-style-name="Standard">
      <style:text-properties officeooo:rsid="001a7c8e" officeooo:paragraph-rsid="0011e7da"/>
    </style:style>
    <style:style style:name="P7" style:family="paragraph" style:parent-style-name="Standard">
      <style:text-properties officeooo:rsid="001a7c8e" officeooo:paragraph-rsid="001e367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3c0dd" style:font-weight-asian="bold" style:font-weight-complex="bold"/>
    </style:style>
    <style:style style:name="T3" style:family="text">
      <style:text-properties officeooo:rsid="001351aa"/>
    </style:style>
    <style:style style:name="T4" style:family="text">
      <style:text-properties fo:font-style="italic" officeooo:rsid="0017baef" style:font-style-asian="italic" style:font-style-complex="italic"/>
    </style:style>
    <style:style style:name="T5" style:family="text">
      <style:text-properties fo:font-style="italic" officeooo:rsid="001ba41a" style:font-style-asian="italic" style:font-style-complex="italic"/>
    </style:style>
    <style:style style:name="T6" style:family="text">
      <style:text-properties officeooo:rsid="0017baef"/>
    </style:style>
    <style:style style:name="T7" style:family="text">
      <style:text-properties officeooo:rsid="001e3676"/>
    </style:style>
    <style:style style:name="T8" style:family="text">
      <style:text-properties officeooo:rsid="0021834f"/>
    </style:style>
    <style:style style:name="T9" style:family="text">
      <style:text-properties officeooo:rsid="0023c0d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un plan: <text:span text:style-name="T6">EJ312-P Cup PMT bias linearity test (2019-03-18)</text:span></text:p>
      <text:p text:style-name="P1"/>
      <text:p text:style-name="P5">In order to find a suitable operating bias for the EJ312P cup PMT, experiments are needed. Using a source of single species particles (gammas or neutrons) the bias will be systematically changed and the counts above threshold recorded. The goal is to find a plateau of “stability” where the counts are stable across a range of bias.<text:line-break/><text:line-break/>A gamma source (Cs-137, Co-60 or Na-22) can be used for the gamma tests.<text:line-break/>The AmBe (or Pube) source can be used for the neutrons tests. However lead shielding is needed to block most of the gamma-rays which will ensure an almost “clean” spectrum of neutrons</text:p>
      <text:p text:style-name="P2"/>
      <text:p text:style-name="P2">In order to study whether or not the <text:span text:style-name="T3">Compton</text:span> edge can be improved in terms of resolution, two detector can be used in logic AND and used to trigger the data acquisition of the first detector as a function of scattering angle of the gamma ray.</text:p>
      <text:p text:style-name="P1"><text:line-break/><text:span text:style-name="T1">Material:</text:span></text:p>
      <text:p text:style-name="P1">- <text:span text:style-name="T6">Gamma source (Cs-137, Co-60 or Na-22)<text:line-break/>- Neutron source (AmBe or PuBe)</text:span><text:span text:style-name="T4"> Cf?</text:span></text:p>
      <text:p text:style-name="P1">- NE213 cup detector</text:p>
      <text:p text:style-name="P1">- NIM crate</text:p>
      <text:p text:style-name="P1">- Discriminator (CFD) module <text:span text:style-name="T6">(for trigger lvl)</text:span></text:p>
      <text:p text:style-name="P1">- <text:span text:style-name="T6">Visual scaler or MCA (to get number of events)</text:span></text:p>
      <text:p text:style-name="P1"/>
      <text:p text:style-name="P3">Procedure:</text:p>
      <text:p text:style-name="P6">1) Determine CFD threshold <text:span text:style-name="T5">(ideas where to put it?)</text:span><text:line-break/>2) Gamma source: Run 5-10 min, vary bias from -<text:span text:style-name="T8">1400</text:span> V to -<text:span text:style-name="T8">2300</text:span> V in steps of <text:span text:style-name="T8">50</text:span> V. <text:span text:style-name="T7">Note down voltage and current draw.</text:span></text:p>
      <text:p text:style-name="P7">3) Neutron source: Run 5-10 min, vary bias from -<text:span text:style-name="T8">1400</text:span> V to -<text:span text:style-name="T8">2300</text:span> V in steps of <text:span text:style-name="T8">50</text:span> V. <text:span text:style-name="T7">Note down voltage and current draw.</text:span></text:p>
      <text:p text:style-name="P2"><text:line-break/><text:span text:style-name="T2">Results:</text:span><text:span text:style-name="T9"><text:line-break/>- To produce count rate vs bias plots and determine a good operating bias for the PMT.</text:span></text:p>
      <text:p text:style-name="P1"/>
      <text:p text:style-name="P3">Estimated time:</text:p>
      <text:p text:style-name="P1">Setup: <text:span text:style-name="T6">1</text:span>h</text:p>
      <text:p text:style-name="P1">Test/verification/modification: 1h</text:p>
      <text:p text:style-name="P1">Run: <text:span text:style-name="T6">Needs “babysitting”. Prob 2 days for all measurement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11:17:32.603764308</meta:creation-date>
    <meta:generator>LibreOffice/6.0.7.3$Linux_X86_64 LibreOffice_project/00m0$Build-3</meta:generator>
    <dc:date>2019-03-18T13:06:32.377109563</dc:date>
    <meta:editing-duration>PT25M56S</meta:editing-duration>
    <meta:editing-cycles>15</meta:editing-cycles>
    <meta:document-statistic meta:table-count="0" meta:image-count="0" meta:object-count="0" meta:page-count="1" meta:paragraph-count="17" meta:word-count="290" meta:character-count="1613" meta:non-whitespace-character-count="1337"/>
  </office:meta>
</office:document-meta>
</file>